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 style:list-style-name="L5">
      <style:text-properties officeooo:rsid="001a7c55" officeooo:paragraph-rsid="001a7c55"/>
    </style:style>
    <style:style style:name="P2" style:family="paragraph" style:parent-style-name="Preformatted_20_Text" style:list-style-name="L6">
      <style:text-properties officeooo:rsid="001a7c55" officeooo:paragraph-rsid="001a7c55"/>
    </style:style>
    <style:style style:name="P3" style:family="paragraph" style:parent-style-name="Preformatted_20_Text">
      <style:text-properties fo:font-weight="bold" officeooo:rsid="001a7c55" officeooo:paragraph-rsid="001a7c55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DO features are written in order of importance.</text:p>
      <text:p text:style-name="P3">DONE features were written in order of when it was implemented.</text:p>
      <text:p text:style-name="P3">Last Updated on 6/28</text:p>
      <text:p text:style-name="P3"/>
      <text:p text:style-name="P3">TODO:</text:p>
      <text:p text:style-name="P3"/>
      <text:list xml:id="list5750313291630055000" text:style-name="L5">
        <text:list-item>
          <text:p text:style-name="P1">Ember Devise SignUp</text:p>
        </text:list-item>
        <text:list-item>
          <text:p text:style-name="P1">Create raw profile page for user manipulation</text:p>
        </text:list-item>
        <text:list-item>
          <text:p text:style-name="P1">Create raw moderation page for admins and superUser</text:p>
        </text:list-item>
        <text:list-item>
          <text:p text:style-name="P1">Create raw admin moderation page for superUser</text:p>
        </text:list-item>
        <text:list-item>
          <text:p text:style-name="P1">Live tag manipulation user story implementation</text:p>
        </text:list-item>
        <text:list-item>
          <text:p text:style-name="P1">setup RESTful links for posts and tags</text:p>
        </text:list-item>
        <text:list-item>
          <text:p text:style-name="P1">Users able to create Post and be able to create from the current selected tags</text:p>
        </text:list-item>
        <text:list-item>
          <text:p text:style-name="P1">story implementation</text:p>
        </text:list-item>
        <text:list-item>
          <text:p text:style-name="P1">setup RESTful links for comments</text:p>
        </text:list-item>
        <text:list-item>
          <text:p text:style-name="P1">Remove any unwanted ~ files</text:p>
        </text:list-item>
        <text:list-item>
          <text:p text:style-name="P1">Recreate database secrets</text:p>
        </text:list-item>
        <text:list-item>
          <text:p text:style-name="P1">------</text:p>
        </text:list-item>
        <text:list-item>
          <text:p text:style-name="P1">Release Alpha</text:p>
        </text:list-item>
        <text:list-item>
          <text:p text:style-name="P1">------</text:p>
        </text:list-item>
        <text:list-item>
          <text:p text:style-name="P1">update css for entire project.</text:p>
        </text:list-item>
        <text:list-item>
          <text:p text:style-name="P1">------</text:p>
        </text:list-item>
        <text:list-item>
          <text:p text:style-name="P1">Release Beta</text:p>
        </text:list-item>
        <text:list-item>
          <text:p text:style-name="P1">------</text:p>
        </text:list-item>
        <text:list-item>
          <text:p text:style-name="P1">Release 1.0</text:p>
        </text:list-item>
        <text:list-item>
          <text:p text:style-name="P1">------</text:p>
        </text:list-item>
      </text:list>
      <text:p text:style-name="P3"/>
      <text:p text:style-name="P3">DONE:</text:p>
      <text:p text:style-name="P3"/>
      <text:list xml:id="list8336664806600033613" text:style-name="L6">
        <text:list-item>
          <text:p text:style-name="P2">Rails 4.2 implementation</text:p>
        </text:list-item>
        <text:list-item>
          <text:p text:style-name="P2">Assets Pipeline including bourbon and neat setup</text:p>
        </text:list-item>
        <text:list-item>
          <text:p text:style-name="P2">Server Setup</text:p>
        </text:list-item>
        <text:list-item>
          <text:p text:style-name="P2">Database initial migrations</text:p>
        </text:list-item>
        <text:list-item>
          <text:p text:style-name="P2">ERD implementation</text:p>
        </text:list-item>
        <text:list-item>
          <text:p text:style-name="P2">Ember-Rails 1.8 implementation</text:p>
        </text:list-item>
        <text:list-item>
          <text:p text:style-name="P2">Active Model Serializers implementation</text:p>
        </text:list-item>
        <text:list-item>
          <text:p text:style-name="P2">Ember-Data implementation</text:p>
        </text:list-item>
        <text:list-item>
          <text:p text:style-name="P2">JSON API setup</text:p>
        </text:list-item>
        <text:list-item>
          <text:p text:style-name="P2">Ember-Rails Adapters, Controllers, Templates and Views setup.</text:p>
        </text:list-item>
        <text:list-item>
          <text:p text:style-name="P2">Ember-Rails: View posts based on selected tags user story implementation</text:p>
        </text:list-item>
        <text:list-item>
          <text:p text:style-name="P2">Ember.js sources upgrade to 1.13</text:p>
        </text:list-item>
        <text:list-item>
          <text:p text:style-name="P2">Resolved deprecations and errors caused by migration</text:p>
        </text:list-item>
        <text:list-item>
          <text:p text:style-name="P2">Devise Implementation</text:p>
        </text:list-item>
        <text:list-item>
          <text:p text:style-name="P2">EmberCLI migration</text:p>
        </text:list-item>
        <text:list-item>
          <text:p text:style-name="P2">Resolved deprecations from CLI Migrations</text:p>
        </text:list-item>
        <text:list-item>
          <text:p text:style-name="P2">Pipeline Asset fix</text:p>
        </text:list-item>
        <text:list-item>
          <text:p text:style-name="P2">Ember Devise Log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8T08:07:19.505689695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43" meta:word-count="220" meta:character-count="1274" meta:non-whitespace-character-count="1135"/>
  </office:meta>
</office:document-meta>
</file>